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" svg:font-family="Arial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line_20_1">
      <style:text-properties fo:language="ru" fo:country="RU"/>
    </style:style>
    <style:style style:name="P2" style:family="paragraph" style:parent-style-name="Absatz_20_mit_20_Initial">
      <style:text-properties fo:language="ru" fo:country="RU"/>
    </style:style>
    <style:style style:name="P3" style:family="paragraph" style:parent-style-name="Absatz_20_Normal">
      <style:text-properties fo:language="ru" fo:country="RU"/>
    </style:style>
    <style:style style:name="T1" style:family="text">
      <style:text-properties fo:language="en" fo:country="US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<text:span text:style-name="T1">Russian</text:span> - 07</text:h>
      <text:p text:style-name="P2">Борис Ельцин встретился сегодня в Кремле с президентом Монголии Нацагийном Багабанди. Как сообщает пресс-служба президента РФ, главы государств обсудили вопросы <text:bookmark-start text:name="DDE_LINK1"/><text:bookmark-start text:name="DDE_LINK2"/>военно<text:bookmark-end text:name="DDE_LINK2"/>-технического сотрудничества, проблему задолженности и вопросы региональных связей<text:bookmark-end text:name="DDE_LINK1"/>. По завершении встречи был подписан протокол о сотрудничестве между администрациями президентов России и Монголии. Кроме того, Б.Ельцин и Н.Багабанди договорились о визите в Москву в первом квартале 2000 г. премьер-министра Монголии.</text:p>
      <text:p text:style-name="P3">Президент Б.Н.Ельцин направил в Государственную Думу Федерального Собрания Российской Федерации заключение на проект федерального закона "О внесении изменений и дополнений в Гражданский процессуальный кодекс РСФСР", принятый Государственной Думой в первом чтении 16 ноября 1999 года. В письме на имя Председателя Государственной Думы Г.Н.Селезнева глава</text:p>
      <text:p text:style-name="P3">государства, в частности, указал, что "предлагаемые законопроектом изменения и дополнения лишь частично решают проблему обеспечения соответствия Гражданского процессуального кодекса РСФСР <text:bookmark-start text:name="DDE_LINK3"/>Кaнституции<text:bookmark-end text:name="DDE_LINK3"/> Российской Федерации и системе законодательства в целом". Президент Российской Федерации высказал ряд конкретных замечаний по тексту представленного законопроек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" svg:font-family="Arial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de" fo:country="DE" style:font-name-asian="Andale Sans UI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bsatz_20_Normal" style:display-name="Absatz Normal" style:family="paragraph" style:parent-style-name="Standard">
      <style:paragraph-properties fo:margin-top="0.0783in" fo:margin-bottom="0.0783in" fo:text-align="justify" style:justify-single-word="false" fo:orphans="2" fo:widows="2" fo:hyphenation-ladder-count="2"/>
      <style:text-properties style:letter-kerning="true" fo:hyphenate="true" fo:hyphenation-remain-char-count="2" fo:hyphenation-push-char-count="2"/>
    </style:style>
    <style:style style:name="Headline" style:family="paragraph" style:parent-style-name="Standard" style:next-style-name="Standard">
      <style:paragraph-properties fo:margin-top="0.1965in" fo:margin-bottom="0.1374in" fo:keep-with-next="always"/>
      <style:text-properties style:font-name="Arial" fo:font-size="22pt" fo:text-shadow="1pt 1pt" fo:font-weight="bold"/>
    </style:style>
    <style:style style:name="Headline_20_1" style:display-name="Headline 1" style:family="paragraph" style:parent-style-name="Headline" style:next-style-name="Absatz_20_mit_20_Initial" style:default-outline-level="1">
      <style:text-properties fo:font-size="20pt" fo:language="en" fo:country="US"/>
    </style:style>
    <style:style style:name="Absatz_20_mit_20_Initial" style:display-name="Absatz mit Initial" style:family="paragraph" style:parent-style-name="Absatz_20_Normal" style:next-style-name="Absatz_20_EInzug_20_erste_20_Zeile">
      <style:paragraph-properties>
        <style:drop-cap style:lines="3"/>
      </style:paragraph-properties>
    </style:style>
    <style:style style:name="Absatz_20_EInzug_20_erste_20_Zeile" style:display-name="Absatz EInzug erste Zeile" style:family="paragraph" style:parent-style-name="Absatz_20_Normal">
      <style:paragraph-properties fo:margin-left="0in" fo:margin-right="0in" fo:text-indent="0.1965in" style:auto-text-indent="false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145$Build-8989</meta:generator>
    <meta:initial-creator>Helge Delfs</meta:initial-creator>
    <meta:creation-date>2006-09-05T14:53:36</meta:creation-date>
    <dc:creator>Helge Delfs</dc:creator>
    <dc:date>2006-09-07T15:32:35</dc:date>
    <dc:language>de-DE</dc:language>
    <meta:editing-cycles>7</meta:editing-cycles>
    <meta:editing-duration>PT38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147" meta:character-count="1211"/>
  </office:meta>
</office:document-meta>
</file>